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i7 single core @ 3.2 GHz (Turbo Boost disabled)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KNL single core @ 1.3 GHz (Tubro Boost disabled)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x ar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em align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warmup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paste into these columns)</text:p>
          </table:table-cell>
          <table:table-cell table:number-columns-repeated="4"/>
          <table:table-cell table:style-name="Default" office:value-type="string" calcext:value-type="string">
            <text:p>(these columns auto populated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ime (s)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time (s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ime (relative)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KNL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i7</text:p>
          </table:table-cell>
          <table:table-cell office:value-type="string" calcext:value-type="string">
            <text:p>KNL</text:p>
          </table:table-cell>
          <table:table-cell office:value-type="string" calcext:value-type="string">
            <text:p>min (s)</text:p>
          </table:table-cell>
          <table:table-cell table:style-name="Default" office:value-type="string" calcext:value-type="string">
            <text:p>i7</text:p>
          </table:table-cell>
          <table:table-cell table:style-name="Default" office:value-type="string" calcext:value-type="string">
            <text:p>KNL</text:p>
          </table:table-cell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1.841356" calcext:value-type="float">
            <text:p>1.841356</text:p>
          </table:table-cell>
          <table:table-cell office:value-type="float" office:value="25.49" calcext:value-type="float">
            <text:p>25.49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libm</text:p>
          </table:table-cell>
          <table:table-cell table:formula="of:=[.C12]" office:value-type="float" office:value="1.841356" calcext:value-type="float">
            <text:p>1.84</text:p>
          </table:table-cell>
          <table:table-cell table:formula="of:=[.D12]" office:value-type="float" office:value="25.49" calcext:value-type="float">
            <text:p>25.49</text:p>
          </table:table-cell>
          <table:table-cell table:formula="of:=MIN([.H12:.I15])" office:value-type="float" office:value="0.363277" calcext:value-type="float">
            <text:p>0.363277</text:p>
          </table:table-cell>
          <table:table-cell table:formula="of:=[.H12]/[.$J$12]" office:value-type="float" office:value="5.06873818050689" calcext:value-type="float">
            <text:p>5.07</text:p>
          </table:table-cell>
          <table:table-cell table:formula="of:=[.I12]/[.$J$12]" office:value-type="float" office:value="70.166842381984" calcext:value-type="float">
            <text:p>70.17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.791086" calcext:value-type="float">
            <text:p>1.791086</text:p>
          </table:table-cell>
          <table:table-cell office:value-type="float" office:value="23.47" calcext:value-type="float">
            <text:p>23.47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19]" office:value-type="float" office:value="0.741305" calcext:value-type="float">
            <text:p>0.74</text:p>
          </table:table-cell>
          <table:table-cell table:formula="of:=[.D19]" office:value-type="float" office:value="12.71" calcext:value-type="float">
            <text:p>12.71</text:p>
          </table:table-cell>
          <table:table-cell/>
          <table:table-cell table:formula="of:=[.H13]/[.$J$12]" office:value-type="float" office:value="2.04060537826507" calcext:value-type="float">
            <text:p>2.04</text:p>
          </table:table-cell>
          <table:table-cell table:formula="of:=[.I13]/[.$J$12]" office:value-type="float" office:value="34.9870759778351" calcext:value-type="float">
            <text:p>34.99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.108694" calcext:value-type="float">
            <text:p>1.108694</text:p>
          </table:table-cell>
          <table:table-cell office:value-type="float" office:value="16.55" calcext:value-type="float">
            <text:p>16.55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6]" office:value-type="float" office:value="0.605865" calcext:value-type="float">
            <text:p>0.61</text:p>
          </table:table-cell>
          <table:table-cell table:formula="of:=[.D26]" office:value-type="float" office:value="7.68" calcext:value-type="float">
            <text:p>7.68</text:p>
          </table:table-cell>
          <table:table-cell/>
          <table:table-cell table:formula="of:=[.H14]/[.$J$12]" office:value-type="float" office:value="1.66777693055162" calcext:value-type="float">
            <text:p>1.67</text:p>
          </table:table-cell>
          <table:table-cell table:formula="of:=[.I14]/[.$J$12]" office:value-type="float" office:value="21.1408924870003" calcext:value-type="float">
            <text:p>21.14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088033" calcext:value-type="float">
            <text:p>1.088033</text:p>
          </table:table-cell>
          <table:table-cell office:value-type="float" office:value="17.28" calcext:value-type="float">
            <text:p>17.28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3]" office:value-type="float" office:value="0.363277" calcext:value-type="float">
            <text:p>0.36</text:p>
          </table:table-cell>
          <table:table-cell table:formula="of:=[.D33]" office:value-type="float" office:value="0.71" calcext:value-type="float">
            <text:p>0.71</text:p>
          </table:table-cell>
          <table:table-cell/>
          <table:table-cell table:formula="of:=[.H15]/[.$J$12]" office:value-type="float" office:value="1" calcext:value-type="float">
            <text:p>1.00</text:p>
          </table:table-cell>
          <table:table-cell table:formula="of:=[.I15]/[.$J$12]" office:value-type="float" office:value="1.95443146689716" calcext:value-type="float">
            <text:p>1.95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7.693452" calcext:value-type="float">
            <text:p>7.693452</text:p>
          </table:table-cell>
          <table:table-cell office:value-type="float" office:value="16.67" calcext:value-type="float">
            <text:p>16.6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563127" calcext:value-type="float">
            <text:p>0.563127</text:p>
          </table:table-cell>
          <table:table-cell office:value-type="float" office:value="8.24" calcext:value-type="float">
            <text:p>8.24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libm</text:p>
          </table:table-cell>
          <table:table-cell table:formula="of:=[.C13]" office:value-type="float" office:value="1.791086" calcext:value-type="float">
            <text:p>1.79</text:p>
          </table:table-cell>
          <table:table-cell table:formula="of:=[.D13]" office:value-type="float" office:value="23.47" calcext:value-type="float">
            <text:p>23.47</text:p>
          </table:table-cell>
          <table:table-cell table:formula="of:=MIN([.H17:.I20])" office:value-type="float" office:value="0.164932" calcext:value-type="float">
            <text:p>0.164932</text:p>
          </table:table-cell>
          <table:table-cell table:formula="of:=[.H17]/[.$J$17]" office:value-type="float" office:value="10.8595421143259" calcext:value-type="float">
            <text:p>10.86</text:p>
          </table:table-cell>
          <table:table-cell table:formula="of:=[.I17]/[.$J$17]" office:value-type="float" office:value="142.301069531686" calcext:value-type="float">
            <text:p>142.3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0]" office:value-type="float" office:value="0.626622" calcext:value-type="float">
            <text:p>0.63</text:p>
          </table:table-cell>
          <table:table-cell table:formula="of:=[.D20]" office:value-type="float" office:value="11.29" calcext:value-type="float">
            <text:p>11.29</text:p>
          </table:table-cell>
          <table:table-cell/>
          <table:table-cell table:formula="of:=[.H18]/[.$J$17]" office:value-type="float" office:value="3.79927485266655" calcext:value-type="float">
            <text:p>3.80</text:p>
          </table:table-cell>
          <table:table-cell table:formula="of:=[.I18]/[.$J$17]" office:value-type="float" office:value="68.4524531321999" calcext:value-type="float">
            <text:p>68.45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0.741305" calcext:value-type="float">
            <text:p>0.741305</text:p>
          </table:table-cell>
          <table:table-cell office:value-type="float" office:value="12.71" calcext:value-type="float">
            <text:p>12.71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7]" office:value-type="float" office:value="0.164932" calcext:value-type="float">
            <text:p>0.16</text:p>
          </table:table-cell>
          <table:table-cell table:formula="of:=[.D27]" office:value-type="float" office:value="2.86" calcext:value-type="float">
            <text:p>2.86</text:p>
          </table:table-cell>
          <table:table-cell/>
          <table:table-cell table:formula="of:=[.H19]/[.$J$17]" office:value-type="float" office:value="1" calcext:value-type="float">
            <text:p>1.00</text:p>
          </table:table-cell>
          <table:table-cell table:formula="of:=[.I19]/[.$J$17]" office:value-type="float" office:value="17.3404797128514" calcext:value-type="float">
            <text:p>17.34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626622" calcext:value-type="float">
            <text:p>0.626622</text:p>
          </table:table-cell>
          <table:table-cell office:value-type="float" office:value="11.29" calcext:value-type="float">
            <text:p>11.29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4]" office:value-type="float" office:value="0.210392" calcext:value-type="float">
            <text:p>0.21</text:p>
          </table:table-cell>
          <table:table-cell table:formula="of:=[.D34]" office:value-type="float" office:value="0.17" calcext:value-type="float">
            <text:p>0.17</text:p>
          </table:table-cell>
          <table:table-cell/>
          <table:table-cell table:formula="of:=[.H20]/[.$J$17]" office:value-type="float" office:value="1.27562874396721" calcext:value-type="float">
            <text:p>1.28</text:p>
          </table:table-cell>
          <table:table-cell table:formula="of:=[.I20]/[.$J$17]" office:value-type="float" office:value="1.03072781509956" calcext:value-type="float">
            <text:p>1.03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7.575057" calcext:value-type="float">
            <text:p>7.575057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6.669495" calcext:value-type="float">
            <text:p>6.669495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libm</text:p>
          </table:table-cell>
          <table:table-cell table:formula="of:=[.C14]" office:value-type="float" office:value="1.108694" calcext:value-type="float">
            <text:p>1.11</text:p>
          </table:table-cell>
          <table:table-cell table:formula="of:=[.D14]" office:value-type="float" office:value="16.55" calcext:value-type="float">
            <text:p>16.55</text:p>
          </table:table-cell>
          <table:table-cell table:formula="of:=MIN([.H22:.I25])" office:value-type="float" office:value="0.268369" calcext:value-type="float">
            <text:p>0.268369</text:p>
          </table:table-cell>
          <table:table-cell table:formula="of:=[.H22]/[.$J$22]" office:value-type="float" office:value="4.13122976200679" calcext:value-type="float">
            <text:p>4.13</text:p>
          </table:table-cell>
          <table:table-cell table:formula="of:=[.I22]/[.$J$22]" office:value-type="float" office:value="61.6688216597297" calcext:value-type="float">
            <text:p>61.67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6.634657" calcext:value-type="float">
            <text:p>6.634657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21]" office:value-type="float" office:value="7.575057" calcext:value-type="float">
            <text:p>7.58</text:p>
          </table:table-cell>
          <table:table-cell table:formula="of:=[.D21]" office:value-type="float" office:value="14.98" calcext:value-type="float">
            <text:p>14.98</text:p>
          </table:table-cell>
          <table:table-cell/>
          <table:table-cell table:formula="of:=[.H23]/[.$J$22]" office:value-type="float" office:value="28.2262742716186" calcext:value-type="float">
            <text:p>28.23</text:p>
          </table:table-cell>
          <table:table-cell table:formula="of:=[.I23]/[.$J$22]" office:value-type="float" office:value="55.8186675808309" calcext:value-type="float">
            <text:p>55.82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476425" calcext:value-type="float">
            <text:p>6.476425</text:p>
          </table:table-cell>
          <table:table-cell office:value-type="float" office:value="6.91" calcext:value-type="float">
            <text:p>6.91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8]" office:value-type="float" office:value="0.382098" calcext:value-type="float">
            <text:p>0.38</text:p>
          </table:table-cell>
          <table:table-cell table:formula="of:=[.D28]" office:value-type="float" office:value="2.29" calcext:value-type="float">
            <text:p>2.29</text:p>
          </table:table-cell>
          <table:table-cell/>
          <table:table-cell table:formula="of:=[.H24]/[.$J$22]" office:value-type="float" office:value="1.42377845429241" calcext:value-type="float">
            <text:p>1.42</text:p>
          </table:table-cell>
          <table:table-cell table:formula="of:=[.I24]/[.$J$22]" office:value-type="float" office:value="8.53302728705626" calcext:value-type="float">
            <text:p>8.5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office:value-type="string" calcext:value-type="string">
            <text:p>vml</text:p>
          </table:table-cell>
          <table:table-cell table:formula="of:=[.C35]" office:value-type="float" office:value="0.268369" calcext:value-type="float">
            <text:p>0.27</text:p>
          </table:table-cell>
          <table:table-cell table:formula="of:=[.D35]" office:value-type="float" office:value="0.3" calcext:value-type="float">
            <text:p>0.3</text:p>
          </table:table-cell>
          <table:table-cell/>
          <table:table-cell table:formula="of:=[.H25]/[.$J$22]" office:value-type="float" office:value="1" calcext:value-type="float">
            <text:p>1.00</text:p>
          </table:table-cell>
          <table:table-cell table:formula="of:=[.I25]/[.$J$22]" office:value-type="float" office:value="1.11786383673226" calcext:value-type="float">
            <text:p>1.12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7.68" calcext:value-type="float">
            <text:p>7.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164932" calcext:value-type="float">
            <text:p>0.164932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libm</text:p>
          </table:table-cell>
          <table:table-cell table:formula="of:=[.C15]" office:value-type="float" office:value="1.088033" calcext:value-type="float">
            <text:p>1.09</text:p>
          </table:table-cell>
          <table:table-cell table:formula="of:=[.D15]" office:value-type="float" office:value="17.28" calcext:value-type="float">
            <text:p>17.28</text:p>
          </table:table-cell>
          <table:table-cell table:formula="of:=MIN([.H27:.I30])" office:value-type="float" office:value="0.15" calcext:value-type="float">
            <text:p>0.15</text:p>
          </table:table-cell>
          <table:table-cell table:formula="of:=[.H27]/[.$J$27]" office:value-type="float" office:value="7.25355333333333" calcext:value-type="float">
            <text:p>7.25</text:p>
          </table:table-cell>
          <table:table-cell table:formula="of:=[.I27]/[.$J$27]" office:value-type="float" office:value="115.2" calcext:value-type="float">
            <text:p>115.20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382098" calcext:value-type="float">
            <text:p>0.382098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2]" office:value-type="float" office:value="6.669495" calcext:value-type="float">
            <text:p>6.67</text:p>
          </table:table-cell>
          <table:table-cell table:formula="of:=[.D22]" office:value-type="float" office:value="11.23" calcext:value-type="float">
            <text:p>11.23</text:p>
          </table:table-cell>
          <table:table-cell/>
          <table:table-cell table:formula="of:=[.H28]/[.$J$27]" office:value-type="float" office:value="44.4633" calcext:value-type="float">
            <text:p>44.46</text:p>
          </table:table-cell>
          <table:table-cell table:formula="of:=[.I28]/[.$J$27]" office:value-type="float" office:value="74.8666666666667" calcext:value-type="float">
            <text:p>74.87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209439" calcext:value-type="float">
            <text:p>0.209439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9]" office:value-type="float" office:value="0.209439" calcext:value-type="float">
            <text:p>0.21</text:p>
          </table:table-cell>
          <table:table-cell table:formula="of:=[.D29]" office:value-type="float" office:value="1.22" calcext:value-type="float">
            <text:p>1.22</text:p>
          </table:table-cell>
          <table:table-cell/>
          <table:table-cell table:formula="of:=[.H29]/[.$J$27]" office:value-type="float" office:value="1.39626" calcext:value-type="float">
            <text:p>1.40</text:p>
          </table:table-cell>
          <table:table-cell table:formula="of:=[.I29]/[.$J$27]" office:value-type="float" office:value="8.13333333333333" calcext:value-type="float">
            <text:p>8.13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403525" calcext:value-type="float">
            <text:p>0.403525</text:p>
          </table:table-cell>
          <table:table-cell office:value-type="float" office:value="5.97" calcext:value-type="float">
            <text:p>5.97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6]" office:value-type="float" office:value="0.152517" calcext:value-type="float">
            <text:p>0.15</text:p>
          </table:table-cell>
          <table:table-cell table:formula="of:=[.D36]" office:value-type="float" office:value="0.15" calcext:value-type="float">
            <text:p>0.15</text:p>
          </table:table-cell>
          <table:table-cell/>
          <table:table-cell table:formula="of:=[.H30]/[.$J$27]" office:value-type="float" office:value="1.01678" calcext:value-type="float">
            <text:p>1.02</text:p>
          </table:table-cell>
          <table:table-cell table:formula="of:=[.I30]/[.$J$27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184256" calcext:value-type="float">
            <text:p>0.184256</text:p>
          </table:table-cell>
          <table:table-cell office:value-type="float" office:value="1.44" calcext:value-type="float">
            <text:p>1.4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sin</text:p>
          </table:table-cell>
          <table:table-cell office:value-type="string" calcext:value-type="string">
            <text:p>libm</text:p>
          </table:table-cell>
          <table:table-cell table:formula="of:=[.C16]" office:value-type="float" office:value="7.693452" calcext:value-type="float">
            <text:p>7.69</text:p>
          </table:table-cell>
          <table:table-cell table:formula="of:=[.D16]" office:value-type="float" office:value="16.67" calcext:value-type="float">
            <text:p>16.67</text:p>
          </table:table-cell>
          <table:table-cell table:formula="of:=MIN([.H32:.I35])" office:value-type="float" office:value="0.273298" calcext:value-type="float">
            <text:p>0.273298</text:p>
          </table:table-cell>
          <table:table-cell table:formula="of:=[.H32]/[.$J$32]" office:value-type="float" office:value="28.1504145657853" calcext:value-type="float">
            <text:p>28.15</text:p>
          </table:table-cell>
          <table:table-cell table:formula="of:=[.I32]/[.$J$32]" office:value-type="float" office:value="60.9956896867156" calcext:value-type="float">
            <text:p>61.00</text:p>
          </table:table-cell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0.363277" calcext:value-type="float">
            <text:p>0.363277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23]" office:value-type="float" office:value="6.634657" calcext:value-type="float">
            <text:p>6.63</text:p>
          </table:table-cell>
          <table:table-cell table:formula="of:=[.D23]" office:value-type="float" office:value="7.68" calcext:value-type="float">
            <text:p>7.68</text:p>
          </table:table-cell>
          <table:table-cell/>
          <table:table-cell table:formula="of:=[.H33]/[.$J$32]" office:value-type="float" office:value="24.2762735182841" calcext:value-type="float">
            <text:p>24.28</text:p>
          </table:table-cell>
          <table:table-cell table:formula="of:=[.I33]/[.$J$32]" office:value-type="float" office:value="28.1011935689248" calcext:value-type="float">
            <text:p>28.10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210392" calcext:value-type="float">
            <text:p>0.21039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30]" office:value-type="float" office:value="0.403525" calcext:value-type="float">
            <text:p>0.40</text:p>
          </table:table-cell>
          <table:table-cell table:formula="of:=[.D30]" office:value-type="float" office:value="5.97" calcext:value-type="float">
            <text:p>5.97</text:p>
          </table:table-cell>
          <table:table-cell/>
          <table:table-cell table:formula="of:=[.H34]/[.$J$32]" office:value-type="float" office:value="1.47650184048182" calcext:value-type="float">
            <text:p>1.48</text:p>
          </table:table-cell>
          <table:table-cell table:formula="of:=[.I34]/[.$J$32]" office:value-type="float" office:value="21.8442871883439" calcext:value-type="float">
            <text:p>21.84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268369" calcext:value-type="float">
            <text:p>0.26836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7]" office:value-type="float" office:value="0.273298" calcext:value-type="float">
            <text:p>0.27</text:p>
          </table:table-cell>
          <table:table-cell table:formula="of:=[.D37]" office:value-type="float" office:value="0.39" calcext:value-type="float">
            <text:p>0.39</text:p>
          </table:table-cell>
          <table:table-cell/>
          <table:table-cell table:formula="of:=[.H35]/[.$J$32]" office:value-type="float" office:value="1" calcext:value-type="float">
            <text:p>1.00</text:p>
          </table:table-cell>
          <table:table-cell table:formula="of:=[.I35]/[.$J$32]" office:value-type="float" office:value="1.42701373592196" calcext:value-type="float">
            <text:p>1.43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152517" calcext:value-type="float">
            <text:p>0.152517</text:p>
          </table:table-cell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273298" calcext:value-type="float">
            <text:p>0.273298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libm</text:p>
          </table:table-cell>
          <table:table-cell table:formula="of:=[.C17]" office:value-type="float" office:value="0.563127" calcext:value-type="float">
            <text:p>0.56</text:p>
          </table:table-cell>
          <table:table-cell table:formula="of:=[.D17]" office:value-type="float" office:value="8.24" calcext:value-type="float">
            <text:p>8.24</text:p>
          </table:table-cell>
          <table:table-cell table:formula="of:=MIN([.H37:.I40])" office:value-type="float" office:value="0.093394" calcext:value-type="float">
            <text:p>0.093394</text:p>
          </table:table-cell>
          <table:table-cell table:formula="of:=[.H37]/[.$J$37]" office:value-type="float" office:value="6.02958434160653" calcext:value-type="float">
            <text:p>6.03</text:p>
          </table:table-cell>
          <table:table-cell table:formula="of:=[.I37]/[.$J$37]" office:value-type="float" office:value="88.2283658479131" calcext:value-type="float">
            <text:p>88.23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093394" calcext:value-type="float">
            <text:p>0.09339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4]" office:value-type="float" office:value="6.476425" calcext:value-type="float">
            <text:p>6.48</text:p>
          </table:table-cell>
          <table:table-cell table:formula="of:=[.D24]" office:value-type="float" office:value="6.91" calcext:value-type="float">
            <text:p>6.91</text:p>
          </table:table-cell>
          <table:table-cell/>
          <table:table-cell table:formula="of:=[.H38]/[.$J$37]" office:value-type="float" office:value="69.34519348138" calcext:value-type="float">
            <text:p>69.35</text:p>
          </table:table-cell>
          <table:table-cell table:formula="of:=[.I38]/[.$J$37]" office:value-type="float" office:value="73.987622331199" calcext:value-type="float">
            <text:p>73.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vml</text:p>
          </table:table-cell>
          <table:table-cell table:formula="of:=[.C31]" office:value-type="float" office:value="0.184256" calcext:value-type="float">
            <text:p>0.18</text:p>
          </table:table-cell>
          <table:table-cell table:formula="of:=[.D31]" office:value-type="float" office:value="1.44" calcext:value-type="float">
            <text:p>1.44</text:p>
          </table:table-cell>
          <table:table-cell/>
          <table:table-cell table:formula="of:=[.H39]/[.$J$37]" office:value-type="float" office:value="1.97288905068848" calcext:value-type="float">
            <text:p>1.97</text:p>
          </table:table-cell>
          <table:table-cell table:formula="of:=[.I39]/[.$J$37]" office:value-type="float" office:value="15.41854937148" calcext:value-type="float">
            <text:p>15.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ml</text:p>
          </table:table-cell>
          <table:table-cell table:formula="of:=[.C38]" office:value-type="float" office:value="0.093394" calcext:value-type="float">
            <text:p>0.09</text:p>
          </table:table-cell>
          <table:table-cell table:formula="of:=[.D38]" office:value-type="float" office:value="0.3" calcext:value-type="float">
            <text:p>0.3</text:p>
          </table:table-cell>
          <table:table-cell/>
          <table:table-cell table:formula="of:=[.H40]/[.$J$37]" office:value-type="float" office:value="1" calcext:value-type="float">
            <text:p>1.00</text:p>
          </table:table-cell>
          <table:table-cell table:formula="of:=[.I40]/[.$J$37]" office:value-type="float" office:value="3.21219778572499" calcext:value-type="float">
            <text:p>3.21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x ar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em align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warmup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paste into these columns)</text:p>
          </table:table-cell>
          <table:table-cell table:number-columns-repeated="4"/>
          <table:table-cell table:style-name="Default" office:value-type="string" calcext:value-type="string">
            <text:p>(these columns auto populated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ime (s)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time (s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ime (relative)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KNL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i7</text:p>
          </table:table-cell>
          <table:table-cell office:value-type="string" calcext:value-type="string">
            <text:p>KNL</text:p>
          </table:table-cell>
          <table:table-cell office:value-type="string" calcext:value-type="string">
            <text:p>min (s)</text:p>
          </table:table-cell>
          <table:table-cell table:style-name="Default" office:value-type="string" calcext:value-type="string">
            <text:p>i7</text:p>
          </table:table-cell>
          <table:table-cell table:style-name="Default" office:value-type="string" calcext:value-type="string">
            <text:p>KNL</text:p>
          </table:table-cell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1.694714" calcext:value-type="float">
            <text:p>1.694714</text:p>
          </table:table-cell>
          <table:table-cell office:value-type="float" office:value="25.82" calcext:value-type="float">
            <text:p>25.82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libm</text:p>
          </table:table-cell>
          <table:table-cell table:formula="of:=[.C12]" office:value-type="float" office:value="1.694714" calcext:value-type="float">
            <text:p>1.69</text:p>
          </table:table-cell>
          <table:table-cell table:formula="of:=[.D12]" office:value-type="float" office:value="25.82" calcext:value-type="float">
            <text:p>25.82</text:p>
          </table:table-cell>
          <table:table-cell table:formula="of:=MIN([.H12:.I15])" office:value-type="float" office:value="0.424395" calcext:value-type="float">
            <text:p>0.424395</text:p>
          </table:table-cell>
          <table:table-cell table:formula="of:=[.H12]/[.$J$12]" office:value-type="float" office:value="3.99324685729097" calcext:value-type="float">
            <text:p>3.99</text:p>
          </table:table-cell>
          <table:table-cell table:formula="of:=[.I12]/[.$J$12]" office:value-type="float" office:value="60.8395480625361" calcext:value-type="float">
            <text:p>60.84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.61545" calcext:value-type="float">
            <text:p>1.61545</text:p>
          </table:table-cell>
          <table:table-cell office:value-type="float" office:value="23.77" calcext:value-type="float">
            <text:p>23.77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19]" office:value-type="float" office:value="0.746495" calcext:value-type="float">
            <text:p>0.75</text:p>
          </table:table-cell>
          <table:table-cell table:formula="of:=[.D19]" office:value-type="float" office:value="12.64" calcext:value-type="float">
            <text:p>12.64</text:p>
          </table:table-cell>
          <table:table-cell/>
          <table:table-cell table:formula="of:=[.H13]/[.$J$12]" office:value-type="float" office:value="1.75896275875069" calcext:value-type="float">
            <text:p>1.76</text:p>
          </table:table-cell>
          <table:table-cell table:formula="of:=[.I13]/[.$J$12]" office:value-type="float" office:value="29.7835742645413" calcext:value-type="float">
            <text:p>29.78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914699" calcext:value-type="float">
            <text:p>0.914699</text:p>
          </table:table-cell>
          <table:table-cell office:value-type="float" office:value="16.61" calcext:value-type="float">
            <text:p>16.61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6]" office:value-type="float" office:value="0.589432" calcext:value-type="float">
            <text:p>0.59</text:p>
          </table:table-cell>
          <table:table-cell table:formula="of:=[.D26]" office:value-type="float" office:value="7.58" calcext:value-type="float">
            <text:p>7.58</text:p>
          </table:table-cell>
          <table:table-cell/>
          <table:table-cell table:formula="of:=[.H14]/[.$J$12]" office:value-type="float" office:value="1.38887592926401" calcext:value-type="float">
            <text:p>1.39</text:p>
          </table:table-cell>
          <table:table-cell table:formula="of:=[.I14]/[.$J$12]" office:value-type="float" office:value="17.8607193769955" calcext:value-type="float">
            <text:p>17.86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914517" calcext:value-type="float">
            <text:p>0.914517</text:p>
          </table:table-cell>
          <table:table-cell office:value-type="float" office:value="17.47" calcext:value-type="float">
            <text:p>17.47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3]" office:value-type="float" office:value="0.424395" calcext:value-type="float">
            <text:p>0.42</text:p>
          </table:table-cell>
          <table:table-cell table:formula="of:=[.D33]" office:value-type="float" office:value="1.23" calcext:value-type="float">
            <text:p>1.23</text:p>
          </table:table-cell>
          <table:table-cell/>
          <table:table-cell table:formula="of:=[.H15]/[.$J$12]" office:value-type="float" office:value="1" calcext:value-type="float">
            <text:p>1.00</text:p>
          </table:table-cell>
          <table:table-cell table:formula="of:=[.I15]/[.$J$12]" office:value-type="float" office:value="2.8982433817552" calcext:value-type="float">
            <text:p>2.90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7.472704" calcext:value-type="float">
            <text:p>7.472704</text:p>
          </table:table-cell>
          <table:table-cell office:value-type="float" office:value="16.4" calcext:value-type="float">
            <text:p>16.4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421417" calcext:value-type="float">
            <text:p>0.421417</text:p>
          </table:table-cell>
          <table:table-cell office:value-type="float" office:value="8.31" calcext:value-type="float">
            <text:p>8.31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libm</text:p>
          </table:table-cell>
          <table:table-cell table:formula="of:=[.C13]" office:value-type="float" office:value="1.61545" calcext:value-type="float">
            <text:p>1.62</text:p>
          </table:table-cell>
          <table:table-cell table:formula="of:=[.D13]" office:value-type="float" office:value="23.77" calcext:value-type="float">
            <text:p>23.77</text:p>
          </table:table-cell>
          <table:table-cell table:formula="of:=MIN([.H17:.I20])" office:value-type="float" office:value="0.166703" calcext:value-type="float">
            <text:p>0.166703</text:p>
          </table:table-cell>
          <table:table-cell table:formula="of:=[.H17]/[.$J$17]" office:value-type="float" office:value="9.69058745193548" calcext:value-type="float">
            <text:p>9.69</text:p>
          </table:table-cell>
          <table:table-cell table:formula="of:=[.I17]/[.$J$17]" office:value-type="float" office:value="142.588915616396" calcext:value-type="float">
            <text:p>142.59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0]" office:value-type="float" office:value="0.630156" calcext:value-type="float">
            <text:p>0.63</text:p>
          </table:table-cell>
          <table:table-cell table:formula="of:=[.D20]" office:value-type="float" office:value="11.24" calcext:value-type="float">
            <text:p>11.24</text:p>
          </table:table-cell>
          <table:table-cell/>
          <table:table-cell table:formula="of:=[.H18]/[.$J$17]" office:value-type="float" office:value="3.78011193559804" calcext:value-type="float">
            <text:p>3.78</text:p>
          </table:table-cell>
          <table:table-cell table:formula="of:=[.I18]/[.$J$17]" office:value-type="float" office:value="67.42530128432" calcext:value-type="float">
            <text:p>67.43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0.746495" calcext:value-type="float">
            <text:p>0.746495</text:p>
          </table:table-cell>
          <table:table-cell office:value-type="float" office:value="12.64" calcext:value-type="float">
            <text:p>12.64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7]" office:value-type="float" office:value="0.166703" calcext:value-type="float">
            <text:p>0.17</text:p>
          </table:table-cell>
          <table:table-cell table:formula="of:=[.D27]" office:value-type="float" office:value="2.84" calcext:value-type="float">
            <text:p>2.84</text:p>
          </table:table-cell>
          <table:table-cell/>
          <table:table-cell table:formula="of:=[.H19]/[.$J$17]" office:value-type="float" office:value="1" calcext:value-type="float">
            <text:p>1.00</text:p>
          </table:table-cell>
          <table:table-cell table:formula="of:=[.I19]/[.$J$17]" office:value-type="float" office:value="17.0362860896325" calcext:value-type="float">
            <text:p>17.04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630156" calcext:value-type="float">
            <text:p>0.630156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4]" office:value-type="float" office:value="0.269463" calcext:value-type="float">
            <text:p>0.27</text:p>
          </table:table-cell>
          <table:table-cell table:formula="of:=[.D34]" office:value-type="float" office:value="0.5" calcext:value-type="float">
            <text:p>0.5</text:p>
          </table:table-cell>
          <table:table-cell/>
          <table:table-cell table:formula="of:=[.H20]/[.$J$17]" office:value-type="float" office:value="1.61642561921501" calcext:value-type="float">
            <text:p>1.62</text:p>
          </table:table-cell>
          <table:table-cell table:formula="of:=[.I20]/[.$J$17]" office:value-type="float" office:value="2.99934614254093" calcext:value-type="float">
            <text:p>3.00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7.57509" calcext:value-type="float">
            <text:p>7.57509</text:p>
          </table:table-cell>
          <table:table-cell office:value-type="float" office:value="15.2" calcext:value-type="float">
            <text:p>15.2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6.661297" calcext:value-type="float">
            <text:p>6.661297</text:p>
          </table:table-cell>
          <table:table-cell office:value-type="float" office:value="11.38" calcext:value-type="float">
            <text:p>11.38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libm</text:p>
          </table:table-cell>
          <table:table-cell table:formula="of:=[.C14]" office:value-type="float" office:value="0.914699" calcext:value-type="float">
            <text:p>0.91</text:p>
          </table:table-cell>
          <table:table-cell table:formula="of:=[.D14]" office:value-type="float" office:value="16.61" calcext:value-type="float">
            <text:p>16.61</text:p>
          </table:table-cell>
          <table:table-cell table:formula="of:=MIN([.H22:.I25])" office:value-type="float" office:value="0.304347" calcext:value-type="float">
            <text:p>0.304347</text:p>
          </table:table-cell>
          <table:table-cell table:formula="of:=[.H22]/[.$J$22]" office:value-type="float" office:value="3.00544772907241" calcext:value-type="float">
            <text:p>3.01</text:p>
          </table:table-cell>
          <table:table-cell table:formula="of:=[.I22]/[.$J$22]" office:value-type="float" office:value="54.575862420198" calcext:value-type="float">
            <text:p>54.58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6.595447" calcext:value-type="float">
            <text:p>6.595447</text:p>
          </table:table-cell>
          <table:table-cell office:value-type="float" office:value="7.45" calcext:value-type="float">
            <text:p>7.45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21]" office:value-type="float" office:value="7.57509" calcext:value-type="float">
            <text:p>7.58</text:p>
          </table:table-cell>
          <table:table-cell table:formula="of:=[.D21]" office:value-type="float" office:value="15.2" calcext:value-type="float">
            <text:p>15.2</text:p>
          </table:table-cell>
          <table:table-cell/>
          <table:table-cell table:formula="of:=[.H23]/[.$J$22]" office:value-type="float" office:value="24.8896489861901" calcext:value-type="float">
            <text:p>24.89</text:p>
          </table:table-cell>
          <table:table-cell table:formula="of:=[.I23]/[.$J$22]" office:value-type="float" office:value="49.9429927024088" calcext:value-type="float">
            <text:p>49.94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41604" calcext:value-type="float">
            <text:p>6.41604</text:p>
          </table:table-cell>
          <table:table-cell office:value-type="float" office:value="6.66" calcext:value-type="float">
            <text:p>6.66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8]" office:value-type="float" office:value="0.385094" calcext:value-type="float">
            <text:p>0.39</text:p>
          </table:table-cell>
          <table:table-cell table:formula="of:=[.D28]" office:value-type="float" office:value="2.32" calcext:value-type="float">
            <text:p>2.32</text:p>
          </table:table-cell>
          <table:table-cell/>
          <table:table-cell table:formula="of:=[.H24]/[.$J$22]" office:value-type="float" office:value="1.26531229156193" calcext:value-type="float">
            <text:p>1.27</text:p>
          </table:table-cell>
          <table:table-cell table:formula="of:=[.I24]/[.$J$22]" office:value-type="float" office:value="7.62287783352555" calcext:value-type="float">
            <text:p>7.6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office:value-type="string" calcext:value-type="string">
            <text:p>vml</text:p>
          </table:table-cell>
          <table:table-cell table:formula="of:=[.C35]" office:value-type="float" office:value="0.304347" calcext:value-type="float">
            <text:p>0.30</text:p>
          </table:table-cell>
          <table:table-cell table:formula="of:=[.D35]" office:value-type="float" office:value="0.62" calcext:value-type="float">
            <text:p>0.62</text:p>
          </table:table-cell>
          <table:table-cell/>
          <table:table-cell table:formula="of:=[.H25]/[.$J$22]" office:value-type="float" office:value="1" calcext:value-type="float">
            <text:p>1.00</text:p>
          </table:table-cell>
          <table:table-cell table:formula="of:=[.I25]/[.$J$22]" office:value-type="float" office:value="2.03714838654562" calcext:value-type="float">
            <text:p>2.04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0.589432" calcext:value-type="float">
            <text:p>0.589432</text:p>
          </table:table-cell>
          <table:table-cell office:value-type="float" office:value="7.58" calcext:value-type="float">
            <text:p>7.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166703" calcext:value-type="float">
            <text:p>0.166703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libm</text:p>
          </table:table-cell>
          <table:table-cell table:formula="of:=[.C15]" office:value-type="float" office:value="0.914517" calcext:value-type="float">
            <text:p>0.91</text:p>
          </table:table-cell>
          <table:table-cell table:formula="of:=[.D15]" office:value-type="float" office:value="17.47" calcext:value-type="float">
            <text:p>17.47</text:p>
          </table:table-cell>
          <table:table-cell table:formula="of:=MIN([.H27:.I30])" office:value-type="float" office:value="0.204312" calcext:value-type="float">
            <text:p>0.204312</text:p>
          </table:table-cell>
          <table:table-cell table:formula="of:=[.H27]/[.$J$27]" office:value-type="float" office:value="4.47608070010572" calcext:value-type="float">
            <text:p>4.48</text:p>
          </table:table-cell>
          <table:table-cell table:formula="of:=[.I27]/[.$J$27]" office:value-type="float" office:value="85.5064802850542" calcext:value-type="float">
            <text:p>85.51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385094" calcext:value-type="float">
            <text:p>0.385094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2]" office:value-type="float" office:value="6.661297" calcext:value-type="float">
            <text:p>6.66</text:p>
          </table:table-cell>
          <table:table-cell table:formula="of:=[.D22]" office:value-type="float" office:value="11.38" calcext:value-type="float">
            <text:p>11.38</text:p>
          </table:table-cell>
          <table:table-cell/>
          <table:table-cell table:formula="of:=[.H28]/[.$J$27]" office:value-type="float" office:value="32.6035524100395" calcext:value-type="float">
            <text:p>32.60</text:p>
          </table:table-cell>
          <table:table-cell table:formula="of:=[.I28]/[.$J$27]" office:value-type="float" office:value="55.6991268256392" calcext:value-type="float">
            <text:p>55.70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216618" calcext:value-type="float">
            <text:p>0.216618</text:p>
          </table:table-cell>
          <table:table-cell office:value-type="float" office:value="1.26" calcext:value-type="float">
            <text:p>1.26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9]" office:value-type="float" office:value="0.216618" calcext:value-type="float">
            <text:p>0.22</text:p>
          </table:table-cell>
          <table:table-cell table:formula="of:=[.D29]" office:value-type="float" office:value="1.26" calcext:value-type="float">
            <text:p>1.26</text:p>
          </table:table-cell>
          <table:table-cell/>
          <table:table-cell table:formula="of:=[.H29]/[.$J$27]" office:value-type="float" office:value="1.06023141078351" calcext:value-type="float">
            <text:p>1.06</text:p>
          </table:table-cell>
          <table:table-cell table:formula="of:=[.I29]/[.$J$27]" office:value-type="float" office:value="6.16703864677552" calcext:value-type="float">
            <text:p>6.17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409043" calcext:value-type="float">
            <text:p>0.409043</text:p>
          </table:table-cell>
          <table:table-cell office:value-type="float" office:value="5.99" calcext:value-type="float">
            <text:p>5.99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6]" office:value-type="float" office:value="0.204312" calcext:value-type="float">
            <text:p>0.20</text:p>
          </table:table-cell>
          <table:table-cell table:formula="of:=[.D36]" office:value-type="float" office:value="0.46" calcext:value-type="float">
            <text:p>0.46</text:p>
          </table:table-cell>
          <table:table-cell/>
          <table:table-cell table:formula="of:=[.H30]/[.$J$27]" office:value-type="float" office:value="1" calcext:value-type="float">
            <text:p>1.00</text:p>
          </table:table-cell>
          <table:table-cell table:formula="of:=[.I30]/[.$J$27]" office:value-type="float" office:value="2.25145855358471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190118" calcext:value-type="float">
            <text:p>0.190118</text:p>
          </table:table-cell>
          <table:table-cell office:value-type="float" office:value="1.48" calcext:value-type="float">
            <text:p>1.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sin</text:p>
          </table:table-cell>
          <table:table-cell office:value-type="string" calcext:value-type="string">
            <text:p>libm</text:p>
          </table:table-cell>
          <table:table-cell table:formula="of:=[.C16]" office:value-type="float" office:value="7.472704" calcext:value-type="float">
            <text:p>7.47</text:p>
          </table:table-cell>
          <table:table-cell table:formula="of:=[.D16]" office:value-type="float" office:value="16.4" calcext:value-type="float">
            <text:p>16.4</text:p>
          </table:table-cell>
          <table:table-cell table:formula="of:=MIN([.H32:.I35])" office:value-type="float" office:value="0.328787" calcext:value-type="float">
            <text:p>0.328787</text:p>
          </table:table-cell>
          <table:table-cell table:formula="of:=[.H32]/[.$J$32]" office:value-type="float" office:value="22.7281005635868" calcext:value-type="float">
            <text:p>22.73</text:p>
          </table:table-cell>
          <table:table-cell table:formula="of:=[.I32]/[.$J$32]" office:value-type="float" office:value="49.8803176524619" calcext:value-type="float">
            <text:p>49.88</text:p>
          </table:table-cell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0.424395" calcext:value-type="float">
            <text:p>0.424395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23]" office:value-type="float" office:value="6.595447" calcext:value-type="float">
            <text:p>6.60</text:p>
          </table:table-cell>
          <table:table-cell table:formula="of:=[.D23]" office:value-type="float" office:value="7.45" calcext:value-type="float">
            <text:p>7.45</text:p>
          </table:table-cell>
          <table:table-cell/>
          <table:table-cell table:formula="of:=[.H33]/[.$J$32]" office:value-type="float" office:value="20.0599385012181" calcext:value-type="float">
            <text:p>20.06</text:p>
          </table:table-cell>
          <table:table-cell table:formula="of:=[.I33]/[.$J$32]" office:value-type="float" office:value="22.6590467384659" calcext:value-type="float">
            <text:p>22.66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269463" calcext:value-type="float">
            <text:p>0.26946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30]" office:value-type="float" office:value="0.409043" calcext:value-type="float">
            <text:p>0.41</text:p>
          </table:table-cell>
          <table:table-cell table:formula="of:=[.D30]" office:value-type="float" office:value="5.99" calcext:value-type="float">
            <text:p>5.99</text:p>
          </table:table-cell>
          <table:table-cell/>
          <table:table-cell table:formula="of:=[.H34]/[.$J$32]" office:value-type="float" office:value="1.24409724228756" calcext:value-type="float">
            <text:p>1.24</text:p>
          </table:table-cell>
          <table:table-cell table:formula="of:=[.I34]/[.$J$32]" office:value-type="float" office:value="18.2184818742834" calcext:value-type="float">
            <text:p>18.22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304347" calcext:value-type="float">
            <text:p>0.304347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7]" office:value-type="float" office:value="0.328787" calcext:value-type="float">
            <text:p>0.33</text:p>
          </table:table-cell>
          <table:table-cell table:formula="of:=[.D37]" office:value-type="float" office:value="0.8" calcext:value-type="float">
            <text:p>0.8</text:p>
          </table:table-cell>
          <table:table-cell/>
          <table:table-cell table:formula="of:=[.H35]/[.$J$32]" office:value-type="float" office:value="1" calcext:value-type="float">
            <text:p>1.00</text:p>
          </table:table-cell>
          <table:table-cell table:formula="of:=[.I35]/[.$J$32]" office:value-type="float" office:value="2.43318622694936" calcext:value-type="float">
            <text:p>2.43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204312" calcext:value-type="float">
            <text:p>0.204312</text:p>
          </table:table-cell>
          <table:table-cell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328787" calcext:value-type="float">
            <text:p>0.32878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libm</text:p>
          </table:table-cell>
          <table:table-cell table:formula="of:=[.C17]" office:value-type="float" office:value="0.421417" calcext:value-type="float">
            <text:p>0.42</text:p>
          </table:table-cell>
          <table:table-cell table:formula="of:=[.D17]" office:value-type="float" office:value="8.31" calcext:value-type="float">
            <text:p>8.31</text:p>
          </table:table-cell>
          <table:table-cell table:formula="of:=MIN([.H37:.I40])" office:value-type="float" office:value="0.134463" calcext:value-type="float">
            <text:p>0.134463</text:p>
          </table:table-cell>
          <table:table-cell table:formula="of:=[.H37]/[.$J$37]" office:value-type="float" office:value="3.13407405754743" calcext:value-type="float">
            <text:p>3.13</text:p>
          </table:table-cell>
          <table:table-cell table:formula="of:=[.I37]/[.$J$37]" office:value-type="float" office:value="61.8013877423529" calcext:value-type="float">
            <text:p>61.80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134463" calcext:value-type="float">
            <text:p>0.134463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4]" office:value-type="float" office:value="6.41604" calcext:value-type="float">
            <text:p>6.42</text:p>
          </table:table-cell>
          <table:table-cell table:formula="of:=[.D24]" office:value-type="float" office:value="6.66" calcext:value-type="float">
            <text:p>6.66</text:p>
          </table:table-cell>
          <table:table-cell/>
          <table:table-cell table:formula="of:=[.H38]/[.$J$37]" office:value-type="float" office:value="47.7160259699694" calcext:value-type="float">
            <text:p>47.72</text:p>
          </table:table-cell>
          <table:table-cell table:formula="of:=[.I38]/[.$J$37]" office:value-type="float" office:value="49.5303540750987" calcext:value-type="float">
            <text:p>49.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vml</text:p>
          </table:table-cell>
          <table:table-cell table:formula="of:=[.C31]" office:value-type="float" office:value="0.190118" calcext:value-type="float">
            <text:p>0.19</text:p>
          </table:table-cell>
          <table:table-cell table:formula="of:=[.D31]" office:value-type="float" office:value="1.48" calcext:value-type="float">
            <text:p>1.48</text:p>
          </table:table-cell>
          <table:table-cell/>
          <table:table-cell table:formula="of:=[.H39]/[.$J$37]" office:value-type="float" office:value="1.41390568409153" calcext:value-type="float">
            <text:p>1.41</text:p>
          </table:table-cell>
          <table:table-cell table:formula="of:=[.I39]/[.$J$37]" office:value-type="float" office:value="11.0067453500219" calcext:value-type="float">
            <text:p>11.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ml</text:p>
          </table:table-cell>
          <table:table-cell table:formula="of:=[.C38]" office:value-type="float" office:value="0.134463" calcext:value-type="float">
            <text:p>0.13</text:p>
          </table:table-cell>
          <table:table-cell table:formula="of:=[.D38]" office:value-type="float" office:value="0.62" calcext:value-type="float">
            <text:p>0.62</text:p>
          </table:table-cell>
          <table:table-cell/>
          <table:table-cell table:formula="of:=[.H40]/[.$J$37]" office:value-type="float" office:value="1" calcext:value-type="float">
            <text:p>1.00</text:p>
          </table:table-cell>
          <table:table-cell table:formula="of:=[.I40]/[.$J$37]" office:value-type="float" office:value="4.61093386284703" calcext:value-type="float">
            <text:p>4.61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x ar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em align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warmup</text:p>
          </table:table-cell>
          <table:table-cell office:value-type="string" calcext:value-type="string">
            <text:p>Ye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paste into these columns)</text:p>
          </table:table-cell>
          <table:table-cell table:number-columns-repeated="4"/>
          <table:table-cell table:style-name="Default" office:value-type="string" calcext:value-type="string">
            <text:p>(these columns auto populated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ime (s)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time (s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ime (relative)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KNL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i7</text:p>
          </table:table-cell>
          <table:table-cell office:value-type="string" calcext:value-type="string">
            <text:p>KNL</text:p>
          </table:table-cell>
          <table:table-cell office:value-type="string" calcext:value-type="string">
            <text:p>min (s)</text:p>
          </table:table-cell>
          <table:table-cell table:style-name="Default" office:value-type="string" calcext:value-type="string">
            <text:p>i7</text:p>
          </table:table-cell>
          <table:table-cell table:style-name="Default" office:value-type="string" calcext:value-type="string">
            <text:p>KNL</text:p>
          </table:table-cell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0.150388" calcext:value-type="float">
            <text:p>0.15038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libm</text:p>
          </table:table-cell>
          <table:table-cell table:formula="of:=[.C12]" office:value-type="float" office:value="0.150388" calcext:value-type="float">
            <text:p>0.15</text:p>
          </table:table-cell>
          <table:table-cell table:formula="of:=[.D12]" office:value-type="float" office:value="2.6" calcext:value-type="float">
            <text:p>2.6</text:p>
          </table:table-cell>
          <table:table-cell table:formula="of:=MIN([.H12:.I15])" office:value-type="float" office:value="0.080416" calcext:value-type="float">
            <text:p>0.080416</text:p>
          </table:table-cell>
          <table:table-cell table:formula="of:=[.H12]/[.$J$12]" office:value-type="float" office:value="1.87012534818942" calcext:value-type="float">
            <text:p>1.87</text:p>
          </table:table-cell>
          <table:table-cell table:formula="of:=[.I12]/[.$J$12]" office:value-type="float" office:value="32.3318742538798" calcext:value-type="float">
            <text:p>32.33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143217" calcext:value-type="float">
            <text:p>0.143217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19]" office:value-type="float" office:value="0.08328" calcext:value-type="float">
            <text:p>0.08</text:p>
          </table:table-cell>
          <table:table-cell table:formula="of:=[.D19]" office:value-type="float" office:value="1.28" calcext:value-type="float">
            <text:p>1.28</text:p>
          </table:table-cell>
          <table:table-cell/>
          <table:table-cell table:formula="of:=[.H13]/[.$J$12]" office:value-type="float" office:value="1.03561480302427" calcext:value-type="float">
            <text:p>1.04</text:p>
          </table:table-cell>
          <table:table-cell table:formula="of:=[.I13]/[.$J$12]" office:value-type="float" office:value="15.9172304019101" calcext:value-type="float">
            <text:p>15.92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084377" calcext:value-type="float">
            <text:p>0.084377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6]" office:value-type="float" office:value="0.080416" calcext:value-type="float">
            <text:p>0.08</text:p>
          </table:table-cell>
          <table:table-cell table:formula="of:=[.D26]" office:value-type="float" office:value="0.78" calcext:value-type="float">
            <text:p>0.78</text:p>
          </table:table-cell>
          <table:table-cell/>
          <table:table-cell table:formula="of:=[.H14]/[.$J$12]" office:value-type="float" office:value="1" calcext:value-type="float">
            <text:p>1.00</text:p>
          </table:table-cell>
          <table:table-cell table:formula="of:=[.I14]/[.$J$12]" office:value-type="float" office:value="9.69956227616395" calcext:value-type="float">
            <text:p>9.70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087957" calcext:value-type="float">
            <text:p>0.087957</text:p>
          </table:table-cell>
          <table:table-cell office:value-type="float" office:value="1.73" calcext:value-type="float">
            <text:p>1.73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3]" office:value-type="float" office:value="0.09441" calcext:value-type="float">
            <text:p>0.09</text:p>
          </table:table-cell>
          <table:table-cell table:formula="of:=[.D33]" office:value-type="float" office:value="0.93" calcext:value-type="float">
            <text:p>0.93</text:p>
          </table:table-cell>
          <table:table-cell/>
          <table:table-cell table:formula="of:=[.H15]/[.$J$12]" office:value-type="float" office:value="1.17402009550338" calcext:value-type="float">
            <text:p>1.17</text:p>
          </table:table-cell>
          <table:table-cell table:formula="of:=[.I15]/[.$J$12]" office:value-type="float" office:value="11.5648627138878" calcext:value-type="float">
            <text:p>11.56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743635" calcext:value-type="float">
            <text:p>0.743635</text:p>
          </table:table-cell>
          <table:table-cell office:value-type="float" office:value="1.61" calcext:value-type="float">
            <text:p>1.61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042864" calcext:value-type="float">
            <text:p>0.042864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libm</text:p>
          </table:table-cell>
          <table:table-cell table:formula="of:=[.C13]" office:value-type="float" office:value="0.143217" calcext:value-type="float">
            <text:p>0.14</text:p>
          </table:table-cell>
          <table:table-cell table:formula="of:=[.D13]" office:value-type="float" office:value="2.38" calcext:value-type="float">
            <text:p>2.38</text:p>
          </table:table-cell>
          <table:table-cell table:formula="of:=MIN([.H17:.I20])" office:value-type="float" office:value="0.031836" calcext:value-type="float">
            <text:p>0.031836</text:p>
          </table:table-cell>
          <table:table-cell table:formula="of:=[.H17]/[.$J$17]" office:value-type="float" office:value="4.49858650584244" calcext:value-type="float">
            <text:p>4.50</text:p>
          </table:table-cell>
          <table:table-cell table:formula="of:=[.I17]/[.$J$17]" office:value-type="float" office:value="74.7581354441513" calcext:value-type="float">
            <text:p>74.76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0]" office:value-type="float" office:value="0.053999" calcext:value-type="float">
            <text:p>0.05</text:p>
          </table:table-cell>
          <table:table-cell table:formula="of:=[.D20]" office:value-type="float" office:value="1.14" calcext:value-type="float">
            <text:p>1.14</text:p>
          </table:table-cell>
          <table:table-cell/>
          <table:table-cell table:formula="of:=[.H18]/[.$J$17]" office:value-type="float" office:value="1.6961615780877" calcext:value-type="float">
            <text:p>1.70</text:p>
          </table:table-cell>
          <table:table-cell table:formula="of:=[.I18]/[.$J$17]" office:value-type="float" office:value="35.8085186581229" calcext:value-type="float">
            <text:p>35.81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0.08328" calcext:value-type="float">
            <text:p>0.08328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7]" office:value-type="float" office:value="0.031836" calcext:value-type="float">
            <text:p>0.03</text:p>
          </table:table-cell>
          <table:table-cell table:formula="of:=[.D27]" office:value-type="float" office:value="0.5" calcext:value-type="float">
            <text:p>0.5</text:p>
          </table:table-cell>
          <table:table-cell/>
          <table:table-cell table:formula="of:=[.H19]/[.$J$17]" office:value-type="float" office:value="1" calcext:value-type="float">
            <text:p>1.00</text:p>
          </table:table-cell>
          <table:table-cell table:formula="of:=[.I19]/[.$J$17]" office:value-type="float" office:value="15.7054906395276" calcext:value-type="float">
            <text:p>15.71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053999" calcext:value-type="float">
            <text:p>0.053999</text:p>
          </table:table-cell>
          <table:table-cell office:value-type="float" office:value="1.14" calcext:value-type="float">
            <text:p>1.14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4]" office:value-type="float" office:value="0.066568" calcext:value-type="float">
            <text:p>0.07</text:p>
          </table:table-cell>
          <table:table-cell table:formula="of:=[.D34]" office:value-type="float" office:value="0.51" calcext:value-type="float">
            <text:p>0.51</text:p>
          </table:table-cell>
          <table:table-cell/>
          <table:table-cell table:formula="of:=[.H20]/[.$J$17]" office:value-type="float" office:value="2.09096620178414" calcext:value-type="float">
            <text:p>2.09</text:p>
          </table:table-cell>
          <table:table-cell table:formula="of:=[.I20]/[.$J$17]" office:value-type="float" office:value="16.0196004523181" calcext:value-type="float">
            <text:p>16.02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754858" calcext:value-type="float">
            <text:p>0.754858</text:p>
          </table:table-cell>
          <table:table-cell office:value-type="float" office:value="1.47" calcext:value-type="float">
            <text:p>1.4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666839" calcext:value-type="float">
            <text:p>0.666839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libm</text:p>
          </table:table-cell>
          <table:table-cell table:formula="of:=[.C14]" office:value-type="float" office:value="0.084377" calcext:value-type="float">
            <text:p>0.08</text:p>
          </table:table-cell>
          <table:table-cell table:formula="of:=[.D14]" office:value-type="float" office:value="1.64" calcext:value-type="float">
            <text:p>1.64</text:p>
          </table:table-cell>
          <table:table-cell table:formula="of:=MIN([.H22:.I25])" office:value-type="float" office:value="0.040833" calcext:value-type="float">
            <text:p>0.040833</text:p>
          </table:table-cell>
          <table:table-cell table:formula="of:=[.H22]/[.$J$22]" office:value-type="float" office:value="2.0663923787133" calcext:value-type="float">
            <text:p>2.07</text:p>
          </table:table-cell>
          <table:table-cell table:formula="of:=[.I22]/[.$J$22]" office:value-type="float" office:value="40.1635931721892" calcext:value-type="float">
            <text:p>40.16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657732" calcext:value-type="float">
            <text:p>0.657732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21]" office:value-type="float" office:value="0.754858" calcext:value-type="float">
            <text:p>0.75</text:p>
          </table:table-cell>
          <table:table-cell table:formula="of:=[.D21]" office:value-type="float" office:value="1.47" calcext:value-type="float">
            <text:p>1.47</text:p>
          </table:table-cell>
          <table:table-cell/>
          <table:table-cell table:formula="of:=[.H23]/[.$J$22]" office:value-type="float" office:value="18.4864692773002" calcext:value-type="float">
            <text:p>18.49</text:p>
          </table:table-cell>
          <table:table-cell table:formula="of:=[.I23]/[.$J$22]" office:value-type="float" office:value="36.00029387995" calcext:value-type="float">
            <text:p>36.00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640601" calcext:value-type="float">
            <text:p>0.640601</text:p>
          </table:table-cell>
          <table:table-cell office:value-type="float" office:value="0.83" calcext:value-type="float">
            <text:p>0.83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8]" office:value-type="float" office:value="0.040833" calcext:value-type="float">
            <text:p>0.04</text:p>
          </table:table-cell>
          <table:table-cell table:formula="of:=[.D28]" office:value-type="float" office:value="0.26" calcext:value-type="float">
            <text:p>0.26</text:p>
          </table:table-cell>
          <table:table-cell/>
          <table:table-cell table:formula="of:=[.H24]/[.$J$22]" office:value-type="float" office:value="1" calcext:value-type="float">
            <text:p>1.00</text:p>
          </table:table-cell>
          <table:table-cell table:formula="of:=[.I24]/[.$J$22]" office:value-type="float" office:value="6.36739891754218" calcext:value-type="float">
            <text:p>6.37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office:value-type="string" calcext:value-type="string">
            <text:p>vml</text:p>
          </table:table-cell>
          <table:table-cell table:formula="of:=[.C35]" office:value-type="float" office:value="0.067892" calcext:value-type="float">
            <text:p>0.07</text:p>
          </table:table-cell>
          <table:table-cell table:formula="of:=[.D35]" office:value-type="float" office:value="0.6" calcext:value-type="float">
            <text:p>0.6</text:p>
          </table:table-cell>
          <table:table-cell/>
          <table:table-cell table:formula="of:=[.H25]/[.$J$22]" office:value-type="float" office:value="1.66267479734528" calcext:value-type="float">
            <text:p>1.66</text:p>
          </table:table-cell>
          <table:table-cell table:formula="of:=[.I25]/[.$J$22]" office:value-type="float" office:value="14.6939975020204" calcext:value-type="float">
            <text:p>14.69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0.080416" calcext:value-type="float">
            <text:p>0.080416</text:p>
          </table:table-cell>
          <table:table-cell office:value-type="float" office:value="0.78" calcext:value-type="float">
            <text:p>0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libm</text:p>
          </table:table-cell>
          <table:table-cell table:formula="of:=[.C15]" office:value-type="float" office:value="0.087957" calcext:value-type="float">
            <text:p>0.09</text:p>
          </table:table-cell>
          <table:table-cell table:formula="of:=[.D15]" office:value-type="float" office:value="1.73" calcext:value-type="float">
            <text:p>1.73</text:p>
          </table:table-cell>
          <table:table-cell table:formula="of:=MIN([.H27:.I30])" office:value-type="float" office:value="0.036503" calcext:value-type="float">
            <text:p>0.036503</text:p>
          </table:table-cell>
          <table:table-cell table:formula="of:=[.H27]/[.$J$27]" office:value-type="float" office:value="2.40958277401857" calcext:value-type="float">
            <text:p>2.41</text:p>
          </table:table-cell>
          <table:table-cell table:formula="of:=[.I27]/[.$J$27]" office:value-type="float" office:value="47.39336492891" calcext:value-type="float">
            <text:p>47.39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040833" calcext:value-type="float">
            <text:p>0.04083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2]" office:value-type="float" office:value="0.666839" calcext:value-type="float">
            <text:p>0.67</text:p>
          </table:table-cell>
          <table:table-cell table:formula="of:=[.D22]" office:value-type="float" office:value="1.11" calcext:value-type="float">
            <text:p>1.11</text:p>
          </table:table-cell>
          <table:table-cell/>
          <table:table-cell table:formula="of:=[.H28]/[.$J$27]" office:value-type="float" office:value="18.268060159439" calcext:value-type="float">
            <text:p>18.27</text:p>
          </table:table-cell>
          <table:table-cell table:formula="of:=[.I28]/[.$J$27]" office:value-type="float" office:value="30.4084595786648" calcext:value-type="float">
            <text:p>30.41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036503" calcext:value-type="float">
            <text:p>0.036503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29]" office:value-type="float" office:value="0.036503" calcext:value-type="float">
            <text:p>0.04</text:p>
          </table:table-cell>
          <table:table-cell table:formula="of:=[.D29]" office:value-type="float" office:value="0.24" calcext:value-type="float">
            <text:p>0.24</text:p>
          </table:table-cell>
          <table:table-cell/>
          <table:table-cell table:formula="of:=[.H29]/[.$J$27]" office:value-type="float" office:value="1" calcext:value-type="float">
            <text:p>1.00</text:p>
          </table:table-cell>
          <table:table-cell table:formula="of:=[.I29]/[.$J$27]" office:value-type="float" office:value="6.57480207106265" calcext:value-type="float">
            <text:p>6.57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042245" calcext:value-type="float">
            <text:p>0.042245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6]" office:value-type="float" office:value="0.05935" calcext:value-type="float">
            <text:p>0.06</text:p>
          </table:table-cell>
          <table:table-cell table:formula="of:=[.D36]" office:value-type="float" office:value="0.55" calcext:value-type="float">
            <text:p>0.55</text:p>
          </table:table-cell>
          <table:table-cell/>
          <table:table-cell table:formula="of:=[.H30]/[.$J$27]" office:value-type="float" office:value="1.62589376215654" calcext:value-type="float">
            <text:p>1.63</text:p>
          </table:table-cell>
          <table:table-cell table:formula="of:=[.I30]/[.$J$27]" office:value-type="float" office:value="15.0672547461852" calcext:value-type="float">
            <text:p>15.07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034556" calcext:value-type="float">
            <text:p>0.034556</text:p>
          </table:table-cell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sin</text:p>
          </table:table-cell>
          <table:table-cell office:value-type="string" calcext:value-type="string">
            <text:p>libm</text:p>
          </table:table-cell>
          <table:table-cell table:formula="of:=[.C16]" office:value-type="float" office:value="0.743635" calcext:value-type="float">
            <text:p>0.74</text:p>
          </table:table-cell>
          <table:table-cell table:formula="of:=[.D16]" office:value-type="float" office:value="1.61" calcext:value-type="float">
            <text:p>1.61</text:p>
          </table:table-cell>
          <table:table-cell table:formula="of:=MIN([.H32:.I35])" office:value-type="float" office:value="0.042245" calcext:value-type="float">
            <text:p>0.042245</text:p>
          </table:table-cell>
          <table:table-cell table:formula="of:=[.H32]/[.$J$32]" office:value-type="float" office:value="17.6029115871701" calcext:value-type="float">
            <text:p>17.60</text:p>
          </table:table-cell>
          <table:table-cell table:formula="of:=[.I32]/[.$J$32]" office:value-type="float" office:value="38.1110190555095" calcext:value-type="float">
            <text:p>38.11</text:p>
          </table:table-cell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0.09441" calcext:value-type="float">
            <text:p>0.0944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(double)</text:p>
          </table:table-cell>
          <table:table-cell office:value-type="string" calcext:value-type="string">
            <text:p>amd</text:p>
          </table:table-cell>
          <table:table-cell table:formula="of:=[.C23]" office:value-type="float" office:value="0.657732" calcext:value-type="float">
            <text:p>0.66</text:p>
          </table:table-cell>
          <table:table-cell table:formula="of:=[.D23]" office:value-type="float" office:value="0.92" calcext:value-type="float">
            <text:p>0.92</text:p>
          </table:table-cell>
          <table:table-cell/>
          <table:table-cell table:formula="of:=[.H33]/[.$J$32]" office:value-type="float" office:value="15.5694638418748" calcext:value-type="float">
            <text:p>15.57</text:p>
          </table:table-cell>
          <table:table-cell table:formula="of:=[.I33]/[.$J$32]" office:value-type="float" office:value="21.7777251745769" calcext:value-type="float">
            <text:p>21.78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066568" calcext:value-type="float">
            <text:p>0.066568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string" calcext:value-type="string">
            <text:p>svml</text:p>
          </table:table-cell>
          <table:table-cell table:formula="of:=[.C30]" office:value-type="float" office:value="0.042245" calcext:value-type="float">
            <text:p>0.04</text:p>
          </table:table-cell>
          <table:table-cell table:formula="of:=[.D30]" office:value-type="float" office:value="0.62" calcext:value-type="float">
            <text:p>0.62</text:p>
          </table:table-cell>
          <table:table-cell/>
          <table:table-cell table:formula="of:=[.H34]/[.$J$32]" office:value-type="float" office:value="1" calcext:value-type="float">
            <text:p>1.00</text:p>
          </table:table-cell>
          <table:table-cell table:formula="of:=[.I34]/[.$J$32]" office:value-type="float" office:value="14.6762930524322" calcext:value-type="float">
            <text:p>14.68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067892" calcext:value-type="float">
            <text:p>0.06789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vml</text:p>
          </table:table-cell>
          <table:table-cell table:formula="of:=[.C37]" office:value-type="float" office:value="0.063971" calcext:value-type="float">
            <text:p>0.06</text:p>
          </table:table-cell>
          <table:table-cell table:formula="of:=[.D37]" office:value-type="float" office:value="0.67" calcext:value-type="float">
            <text:p>0.67</text:p>
          </table:table-cell>
          <table:table-cell/>
          <table:table-cell table:formula="of:=[.H35]/[.$J$32]" office:value-type="float" office:value="1.51428571428571" calcext:value-type="float">
            <text:p>1.51</text:p>
          </table:table-cell>
          <table:table-cell table:formula="of:=[.I35]/[.$J$32]" office:value-type="float" office:value="15.8598650727897" calcext:value-type="float">
            <text:p>15.86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063971" calcext:value-type="float">
            <text:p>0.06397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libm</text:p>
          </table:table-cell>
          <table:table-cell table:formula="of:=[.C17]" office:value-type="float" office:value="0.042864" calcext:value-type="float">
            <text:p>0.04</text:p>
          </table:table-cell>
          <table:table-cell table:formula="of:=[.D17]" office:value-type="float" office:value="0.91" calcext:value-type="float">
            <text:p>0.91</text:p>
          </table:table-cell>
          <table:table-cell table:formula="of:=MIN([.H37:.I40])" office:value-type="float" office:value="0.034556" calcext:value-type="float">
            <text:p>0.034556</text:p>
          </table:table-cell>
          <table:table-cell table:formula="of:=[.H37]/[.$J$37]" office:value-type="float" office:value="1.24042134506309" calcext:value-type="float">
            <text:p>1.24</text:p>
          </table:table-cell>
          <table:table-cell table:formula="of:=[.I37]/[.$J$37]" office:value-type="float" office:value="26.3340664428753" calcext:value-type="float">
            <text:p>26.33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075856" calcext:value-type="float">
            <text:p>0.07585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(single)</text:p>
          </table:table-cell>
          <table:table-cell office:value-type="string" calcext:value-type="string">
            <text:p>amd</text:p>
          </table:table-cell>
          <table:table-cell table:formula="of:=[.C24]" office:value-type="float" office:value="0.640601" calcext:value-type="float">
            <text:p>0.64</text:p>
          </table:table-cell>
          <table:table-cell table:formula="of:=[.D24]" office:value-type="float" office:value="0.83" calcext:value-type="float">
            <text:p>0.83</text:p>
          </table:table-cell>
          <table:table-cell/>
          <table:table-cell table:formula="of:=[.H38]/[.$J$37]" office:value-type="float" office:value="18.5380541729367" calcext:value-type="float">
            <text:p>18.54</text:p>
          </table:table-cell>
          <table:table-cell table:formula="of:=[.I38]/[.$J$37]" office:value-type="float" office:value="24.0189836786665" calcext:value-type="float">
            <text:p>24.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vml</text:p>
          </table:table-cell>
          <table:table-cell table:formula="of:=[.C31]" office:value-type="float" office:value="0.034556" calcext:value-type="float">
            <text:p>0.03</text:p>
          </table:table-cell>
          <table:table-cell table:formula="of:=[.D31]" office:value-type="float" office:value="0.25" calcext:value-type="float">
            <text:p>0.25</text:p>
          </table:table-cell>
          <table:table-cell/>
          <table:table-cell table:formula="of:=[.H39]/[.$J$37]" office:value-type="float" office:value="1" calcext:value-type="float">
            <text:p>1.00</text:p>
          </table:table-cell>
          <table:table-cell table:formula="of:=[.I39]/[.$J$37]" office:value-type="float" office:value="7.23463363815257" calcext:value-type="float">
            <text:p>7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ml</text:p>
          </table:table-cell>
          <table:table-cell table:formula="of:=[.C38]" office:value-type="float" office:value="0.075856" calcext:value-type="float">
            <text:p>0.08</text:p>
          </table:table-cell>
          <table:table-cell table:formula="of:=[.D38]" office:value-type="float" office:value="0.54" calcext:value-type="float">
            <text:p>0.54</text:p>
          </table:table-cell>
          <table:table-cell/>
          <table:table-cell table:formula="of:=[.H40]/[.$J$37]" office:value-type="float" office:value="2.1951614770228" calcext:value-type="float">
            <text:p>2.20</text:p>
          </table:table-cell>
          <table:table-cell table:formula="of:=[.I40]/[.$J$37]" office:value-type="float" office:value="15.6268086584095" calcext:value-type="float">
            <text:p>15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9:58:57.42859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3:06:55.147249689</meta:creation-date>
    <dc:date>2016-10-18T21:08:45.843496592</dc:date>
    <meta:editing-duration>PT3H56M16S</meta:editing-duration>
    <meta:editing-cycles>4</meta:editing-cycles>
    <meta:generator>LibreOffice/5.1.4.2$Linux_X86_64 LibreOffice_project/10m0$Build-2</meta:generator>
    <meta:document-statistic meta:table-count="3" meta:cell-count="728" meta:object-count="0"/>
  </office:meta>
</office:document-meta>
</file>